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7387e" officeooo:paragraph-rsid="0007387e"/>
    </style:style>
    <style:style style:name="P2" style:family="paragraph" style:parent-style-name="Standard">
      <style:text-properties officeooo:rsid="0007fcc7" officeooo:paragraph-rsid="0007fcc7"/>
    </style:style>
    <style:style style:name="P3" style:family="paragraph" style:parent-style-name="Standard">
      <style:text-properties officeooo:rsid="00091a31" officeooo:paragraph-rsid="00091a31"/>
    </style:style>
    <style:style style:name="T1" style:family="text">
      <style:text-properties officeooo:rsid="0007fcc7"/>
    </style:style>
    <style:style style:name="T2" style:family="text">
      <style:text-properties officeooo:rsid="00091a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actice of fuctional and non fuctonal requirements <text:span text:style-name="T1">for med system </text:span></text:p>
      <text:p text:style-name="P1"/>
      <text:p text:style-name="P1">fuctinal requirements <text:span text:style-name="T1">(F) </text:span>:</text:p>
      <text:p text:style-name="P1">1- users:</text:p>
      <text:p text:style-name="P1">1.1: users should be able to register</text:p>
      <text:p text:style-name="P1">1.2: users should be able to login in with there details <text:span text:style-name="T1">securly </text:span></text:p>
      <text:p text:style-name="P1">1.3: they must be able to book an appointmant </text:p>
      <text:p text:style-name="P1">1.4: must be able to cancel an appoitment <text:span text:style-name="T1">they have bokked</text:span></text:p>
      <text:p text:style-name="P1">1.5: have access to information about the system</text:p>
      <text:p text:style-name="P1">1.6: must be able to change a booking <text:span text:style-name="T1">an appointment they have booked</text:span></text:p>
      <text:p text:style-name="P1">1.7: must be able to veiw bookings <text:span text:style-name="T1">they have </text:span></text:p>
      <text:p text:style-name="P1">1.8: must be able to log out of there account </text:p>
      <text:p text:style-name="P1"/>
      <text:p text:style-name="P1">2 - staff:</text:p>
      <text:p text:style-name="P1">2.1: must be able to log into the system <text:span text:style-name="T1">securely</text:span></text:p>
      <text:p text:style-name="P1">2.2: must be able to register new staff</text:p>
      <text:p text:style-name="P1">2.3: must be able to veiw appointments <text:span text:style-name="T1">they have coming up and its details</text:span></text:p>
      <text:p text:style-name="P1">2.4: must be able to change appoiments <text:span text:style-name="T1">that have been booked</text:span></text:p>
      <text:p text:style-name="P1">2.5: must be able to cancle appoitments if they need too <text:span text:style-name="T1">if they have been booked</text:span></text:p>
      <text:p text:style-name="P1">2.6: must be able to log out of there account <text:span text:style-name="T1">securly </text:span></text:p>
      <text:p text:style-name="P1"><text:s/></text:p>
      <text:p text:style-name="P2">non-fuctinal reqirements(NF):</text:p>
      <text:p text:style-name="P2"/>
      <text:p text:style-name="P2">1.1: have a database to store user data in</text:p>
      <text:p text:style-name="P2">1.2: encrypt passwords by hashing it ensure security</text:p>
      <text:p text:style-name="P2">1.3: information on website must be accessible </text:p>
      <text:p text:style-name="P2">1.4: navigations and buttons on website must be clear and accessible </text:p>
      <text:p text:style-name="P2">1.5: must be able to connect and get information from the database </text:p>
      <text:p text:style-name="P2">1.6: must not be able to access booking and log out pages when not logged in </text:p>
      <text:p text:style-name="P2">1.7: must not be able to access log in or register when already logged in</text:p>
      <text:p text:style-name="P2">1.8: must not allow two users to have the same email or username </text:p>
      <text:p text:style-name="P2">1.9: <text:span text:style-name="T2">error handeling must be done correctly so the code is robust</text:span></text:p>
      <text:p text:style-name="P3">1.10: code must check that passwords are secure to ensure user security</text:p>
      <text:p text:style-name="P3"/>
      <text:p text:style-name="P3"/>
      <text:p text:style-name="P2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4T20:01:37.489583000</meta:creation-date>
    <dc:date>2025-11-05T14:23:50.692210000</dc:date>
    <meta:editing-duration>PT2M43S</meta:editing-duration>
    <meta:editing-cycles>1</meta:editing-cycles>
    <meta:document-statistic meta:table-count="0" meta:image-count="0" meta:object-count="0" meta:page-count="1" meta:paragraph-count="30" meta:word-count="285" meta:character-count="1542" meta:non-whitespace-character-count="1274"/>
    <meta:generator>LibreOffice/25.2.3.2$MacOSX_X86_64 LibreOffice_project/bbb074479178df812d175f709636b368952c2ce3</meta:generator>
  </office:meta>
</office:document-meta>
</file>